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84.5454504951">
            <text:p>1284,55</text:p>
          </table:table-cell>
          <table:table-cell office:value-type="float" office:value="1273.56388564459">
            <text:p>1273,56</text:p>
          </table:table-cell>
          <table:table-cell office:value-type="float" office:value="1252.1742047579">
            <text:p>1252,17</text:p>
          </table:table-cell>
          <table:table-cell table:number-columns-repeated="19" office:value-type="float" office:value="1172.14473986207">
            <text:p>1172,14</text:p>
          </table:table-cell>
          <table:table-cell table:number-columns-repeated="14" office:value-type="float" office:value="1114.01804274593">
            <text:p>1114,02</text:p>
          </table:table-cell>
          <table:table-cell table:number-columns-repeated="23" office:value-type="float" office:value="1067.26896150211">
            <text:p>1067,2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4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22.44868324184">
            <text:p>1122,45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3170.51101379149">
            <text:p>3170,51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H29" table:end-x="0.808cm" table:end-y="0.028cm" draw:z-index="0" svg:width="22.193cm" svg:height="9.525cm" svg:x="0.598cm" svg:y="0.438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5:03</meta:creation-date>
    <dc:creator>Hugo Meyer</dc:creator>
    <dc:date>2007-12-26T18:45:58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7000007629395pt" style:font-family-asian="'Arial Unicode MS'" style:font-pitch-asian="variable" style:font-size-asian="17.7000007629395pt" style:font-family-complex="Tahoma" style:font-pitch-complex="variable" style:font-size-complex="17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9999980926514pt" style:font-family-asian="'Arial Unicode MS'" style:font-pitch-asian="variable" style:font-size-asian="8.19999980926514pt" style:font-family-complex="Tahoma" style:font-pitch-complex="variable" style:font-size-complex="8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Arial Unicode MS'" style:font-pitch-asian="variable" style:font-size-asian="9.5pt" style:font-family-complex="Tahoma" style:font-pitch-complex="variable" style:font-size-complex="9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3000001907349pt" style:font-family-asian="'Arial Unicode MS'" style:font-pitch-asian="variable" style:font-size-asian="12.3000001907349pt" style:font-family-complex="Tahoma" style:font-pitch-complex="variable" style:font-size-complex="12.3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Arial Unicode MS'" style:font-pitch-asian="variable" style:font-size-asian="9.5pt" style:font-family-complex="Tahoma" style:font-pitch-complex="variable" style:font-size-complex="9.5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19999980926514pt" style:font-family-asian="'Arial Unicode MS'" style:font-pitch-asian="variable" style:font-size-asian="8.19999980926514pt" style:font-family-complex="Tahoma" style:font-pitch-complex="variable" style:font-size-complex="8.1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194cm" svg:height="9.526cm" chart:class="chart:scatter" chart:style-name="ch1">
        <chart:title svg:x="8.742cm" svg:y="0.19cm" chart:style-name="ch2">
          <text:p>Tiempo vs Costo</text:p>
        </chart:title>
        <chart:legend chart:legend-position="end" svg:x="20.436cm" svg:y="4.502cm" chart:style-name="ch3"/>
        <chart:plot-area chart:style-name="ch4" table:cell-range-address="Sheet1.$A$1:.$BH$2" chart:data-source-has-labels="column" chart:table-number-list="0" svg:x="0.442cm" svg:y="1.264cm" svg:width="19.111cm" svg:height="8.072cm">
          <chart:axis chart:dimension="x" chart:name="primary-x" chart:style-name="ch5">
            <chart:title svg:x="9.872cm" svg:y="8.842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42cm" svg:y="5.203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16">
                <text:p>45016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6">
                <text:p>65016</text:p>
              </table:table-cell>
              <table:table-cell office:value-type="float" office:value="70016">
                <text:p>70016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16">
                <text:p>95016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16">
                <text:p>115016</text:p>
              </table:table-cell>
              <table:table-cell office:value-type="float" office:value="120016">
                <text:p>120016</text:p>
              </table:table-cell>
              <table:table-cell office:value-type="float" office:value="125016">
                <text:p>125016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6">
                <text:p>160016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16">
                <text:p>195016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32">
                <text:p>225032</text:p>
              </table:table-cell>
              <table:table-cell office:value-type="float" office:value="230016">
                <text:p>230016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16">
                <text:p>245016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16">
                <text:p>275016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84.5454504951">
                <text:p>1284.5454504951</text:p>
              </table:table-cell>
              <table:table-cell office:value-type="float" office:value="1273.56388564459">
                <text:p>1273.56388564459</text:p>
              </table:table-cell>
              <table:table-cell office:value-type="float" office:value="1252.1742047579">
                <text:p>1252.1742047579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72.14473986207">
                <text:p>1172.14473986207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114.01804274593">
                <text:p>1114.01804274593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  <table:table-cell office:value-type="float" office:value="1067.26896150211">
                <text:p>1067.2689615021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